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765c" officeooo:paragraph-rsid="000f765c"/>
    </style:style>
    <style:style style:name="P2" style:family="paragraph" style:parent-style-name="Text_20_body">
      <style:text-properties officeooo:rsid="000fec8d" officeooo:paragraph-rsid="000f765c"/>
    </style:style>
    <style:style style:name="P3" style:family="paragraph" style:parent-style-name="Text_20_body">
      <style:text-properties officeooo:rsid="0010054c" officeooo:paragraph-rsid="0010054c"/>
    </style:style>
    <style:style style:name="P4" style:family="paragraph" style:parent-style-name="Text_20_body">
      <style:text-properties officeooo:rsid="001164c8" officeooo:paragraph-rsid="001164c8"/>
    </style:style>
    <style:style style:name="P5" style:family="paragraph" style:parent-style-name="Text_20_body">
      <style:text-properties officeooo:rsid="0012bc37" officeooo:paragraph-rsid="0012bc37"/>
    </style:style>
    <style:style style:name="P6" style:family="paragraph" style:parent-style-name="Text_20_body">
      <style:text-properties officeooo:rsid="00145899" officeooo:paragraph-rsid="00145899"/>
    </style:style>
    <style:style style:name="P7" style:family="paragraph" style:parent-style-name="Text_20_body">
      <style:text-properties fo:color="#800000" fo:font-weight="bold" officeooo:rsid="00145899" officeooo:paragraph-rsid="00145899" style:font-weight-asian="bold" style:font-weight-complex="bold"/>
    </style:style>
    <style:style style:name="P8" style:family="paragraph" style:parent-style-name="Text_20_body">
      <style:text-properties fo:color="#800000" fo:font-size="16pt" style:text-underline-style="solid" style:text-underline-width="auto" style:text-underline-color="font-color" fo:font-weight="bold" officeooo:rsid="00145899" officeooo:paragraph-rsid="00145899" style:font-size-asian="16pt" style:font-weight-asian="bold" style:font-size-complex="16pt" style:font-weight-complex="bold"/>
    </style:style>
    <style:style style:name="P9" style:family="paragraph" style:parent-style-name="Text_20_body">
      <style:text-properties officeooo:rsid="001464c1" officeooo:paragraph-rsid="001464c1"/>
    </style:style>
    <style:style style:name="P10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10054c" officeooo:paragraph-rsid="0010054c"/>
    </style:style>
    <style:style style:name="P11" style:family="paragraph" style:parent-style-name="Heading_20_2">
      <style:text-properties fo:font-size="13pt" fo:font-weight="normal" officeooo:rsid="001464c1" officeooo:paragraph-rsid="001464c1" style:font-size-asian="13pt" style:font-weight-asian="normal" style:font-size-complex="13pt" style:font-weight-complex="normal"/>
    </style:style>
    <style:style style:name="P12" style:family="paragraph" style:parent-style-name="Text_20_body">
      <style:text-properties officeooo:rsid="001620f6" officeooo:paragraph-rsid="001620f6"/>
    </style:style>
    <style:style style:name="P13" style:family="paragraph" style:parent-style-name="Text_20_body">
      <style:text-properties officeooo:rsid="001620f6" officeooo:paragraph-rsid="0012bc37"/>
    </style:style>
    <style:style style:name="P14" style:family="paragraph" style:parent-style-name="Text_20_body">
      <style:text-properties officeooo:rsid="000f765c" officeooo:paragraph-rsid="000f765c"/>
    </style:style>
    <style:style style:name="P15" style:family="paragraph" style:parent-style-name="Text_20_body">
      <style:text-properties officeooo:rsid="0012bc37" officeooo:paragraph-rsid="0012bc37"/>
    </style:style>
    <style:style style:name="P16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fec8d" officeooo:paragraph-rsid="000fec8d"/>
    </style:style>
    <style:style style:name="P17" style:family="paragraph" style:parent-style-name="Preformatted_20_Text">
      <style:text-properties officeooo:rsid="001620f6" officeooo:paragraph-rsid="001620f6"/>
    </style:style>
    <style:style style:name="P18" style:family="paragraph" style:parent-style-name="Preformatted_20_Text">
      <style:text-properties officeooo:rsid="001650ce" officeooo:paragraph-rsid="001650ce"/>
    </style:style>
    <style:style style:name="P19" style:family="paragraph" style:parent-style-name="Preformatted_20_Text">
      <style:text-properties officeooo:rsid="00174602" officeooo:paragraph-rsid="001650ce"/>
    </style:style>
    <style:style style:name="P20" style:family="paragraph" style:parent-style-name="Preformatted_20_Text">
      <style:text-properties officeooo:rsid="00174602" officeooo:paragraph-rsid="00174602"/>
    </style:style>
    <style:style style:name="T1" style:family="text">
      <style:text-properties officeooo:rsid="00145899"/>
    </style:style>
    <style:style style:name="T2" style:family="text">
      <style:text-properties officeooo:rsid="001620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ext:p text:style-name="P8">Installing and configuring <text:s/>saltstack</text:p>
      <text:h text:style-name="P11" text:outline-level="2">link :https://www.digitalocean.com/community/tutorials/how-to-install-and-configure-salt-master-and-minion-servers-on-ubuntu-14-04</text:h>
      <text:p text:style-name="P9">Both master and minon installation is inluded inthe link</text:p>
      <text:p text:style-name="Text_20_body"/>
      <text:p text:style-name="P8">Installing and configuration of hallite::::GUI mode</text:p>
      <text:p text:style-name="P6">link : https://docs.saltstack.com/en/latest/topics/tutorials/halite.html</text:p>
      <text:p text:style-name="P5"/>
      <text:p text:style-name="P5"/>
      <text:p text:style-name="P5"/>
      <text:p text:style-name="P8">some scripts:</text:p>
      <text:p text:style-name="P5"/>
      <text:p text:style-name="P5">The file name is end with .sls ........and it in the folder <text:s text:c="3"/>/srv/salt/script.sls</text:p>
      <text:p text:style-name="P5"><text:s/>the script run with -------&gt;&gt;sudo salt 'saltnode.com' <text:s text:c="2"/>state.sls script</text:p>
      <text:p text:style-name="P1"><text:s text:c="70"/><text:span text:style-name="T1">'</text:span>*<text:span text:style-name="T1">'</text:span> <text:span text:style-name="T1">for all nodes</text:span></text:p>
      <text:p text:style-name="P12">##################################################################</text:p>
      <text:p text:style-name="P5">any file or script we can add <text:span text:style-name="T2">as</text:span> <text:s/>source: salt://scripts/mysql.sh</text:p>
      <text:p text:style-name="P12">####################################################################</text:p>
      <text:p text:style-name="P12">direct we can install without sls</text:p>
      <text:p text:style-name="P12"/>
      <text:p text:style-name="P12">sudo salt '*' cmd.run 'apt-get install ssh -y'</text:p>
      <text:p text:style-name="P12">###############################################################################</text:p>
      <text:p text:style-name="P1">Apache2.sls</text:p>
      <text:p text:style-name="P1"/>
      <text:p text:style-name="P1">apache2:</text:p>
      <text:p text:style-name="P1"><text:s text:c="2"/>pkg.installed: []</text:p>
      <text:p text:style-name="P1"><text:s text:c="2"/>service.running:</text:p>
      <text:p text:style-name="P1"><text:s text:c="4"/>- require:</text:p>
      <text:p text:style-name="P1"><text:soft-page-break/>- pkg: apache2</text:p>
      <text:p text:style-name="P1">#######################################################################</text:p>
      <text:p text:style-name="P1">installing multiple packages</text:p>
      <text:p text:style-name="P1"/>
      <text:p text:style-name="P1">webserver_stuff:</text:p>
      <text:p text:style-name="P1"><text:s text:c="2"/>pkg:</text:p>
      <text:p text:style-name="P1">- installed</text:p>
      <text:p text:style-name="P1"><text:s text:c="4"/>- pkgs:</text:p>
      <text:p text:style-name="P1"><text:s text:c="6"/>- apache2</text:p>
      <text:p text:style-name="P1"><text:s text:c="6"/>- php5</text:p>
      <text:p text:style-name="P1">- php5-mysql</text:p>
      <text:p text:style-name="P2"/>
      <text:p text:style-name="P2"/>
      <text:p text:style-name="P16"/>
      <text:p text:style-name="P3">user add</text:p>
      <text:p text:style-name="P3"/>
      <text:p text:style-name="P3">user_arun1:</text:p>
      <text:p text:style-name="P3"><text:s text:c="2"/>user.present:</text:p>
      <text:p text:style-name="P3"><text:s text:c="4"/>- name: arun1</text:p>
      <text:p text:style-name="P3"><text:s text:c="4"/>- fullname: arun1</text:p>
      <text:p text:style-name="P3"><text:s text:c="4"/>- uid: 2002</text:p>
      <text:p text:style-name="P3"><text:s text:c="4"/>- home: /home/arun</text:p>
      <text:p text:style-name="P3"><text:s text:c="4"/>- password: password</text:p>
      <text:p text:style-name="P10"/>
      <text:p text:style-name="P3"/>
      <text:p text:style-name="P4">md-test:</text:p>
      <text:p text:style-name="P4"><text:s text:c="2"/>cmd.run:</text:p>
      <text:p text:style-name="P4"><text:s text:c="4"/>- name: |</text:p>
      <text:p text:style-name="P4"><text:s text:c="8"/>mkdir /tmp/foo</text:p>
      <text:p text:style-name="P4"><text:s text:c="8"/>chown dan /tmp/foo</text:p>
      <text:p text:style-name="P4"><text:soft-page-break/><text:s text:c="8"/>chgrp www-data /tmp/foo</text:p>
      <text:p text:style-name="P4"><text:s text:c="8"/>chmod 2751 /tmp/foo</text:p>
      <text:p text:style-name="P4"><text:s text:c="8"/>touch /tmp/foo/bar</text:p>
      <text:p text:style-name="P4"/>
      <text:p text:style-name="P4"/>
      <text:p text:style-name="P1">///////////////////////////////////////////////////////////////////////////////////////////////////////////</text:p>
      <text:p text:style-name="P1"/>
      <text:p text:style-name="P1"/>
      <text:p text:style-name="P1"/>
      <text:p text:style-name="P5">for scripts running </text:p>
      <text:p text:style-name="P5"/>
      <text:p text:style-name="P5"/>
      <text:p text:style-name="P5">cmd-test:</text:p>
      <text:p text:style-name="P5"><text:s text:c="2"/>cmd.script:</text:p>
      <text:p text:style-name="P5"><text:s text:c="4"/>- source: salt://scripts/mysql.sh</text:p>
      <text:p text:style-name="P5"><text:s text:c="4"/>- cwd: /tmp/</text:p>
      <text:p text:style-name="P5">- user: root</text:p>
      <text:p text:style-name="P12">#######################################################################</text:p>
      <text:p text:style-name="P5"/>
      <text:p text:style-name="P12">we can check the available services of node is there or not by</text:p>
      <text:p text:style-name="P12"/>
      <text:p text:style-name="P12"><text:s/>sudo salt '*' service.available ssh</text:p>
      <text:p text:style-name="P13"/>
      <text:p text:style-name="P13"/>
      <text:p text:style-name="P12">the all services ..we can get by</text:p>
      <text:p text:style-name="P12">list of all services</text:p>
      <text:p text:style-name="P12">:::::sudo salt '*' service.get_all</text:p>
      <text:p text:style-name="P12"/>
      <text:p text:style-name="P12"/>
      <text:p text:style-name="P12"/>
      <text:p text:style-name="P12"/>
      <text:p text:style-name="P12"><text:soft-page-break/>check the service is missing or not </text:p>
      <text:p text:style-name="P12"/>
      <text:p text:style-name="P17">salt '*' service.missing apache2</text:p>
      <text:p text:style-name="P17"/>
      <text:p text:style-name="P17"/>
      <text:p text:style-name="P17"/>
      <text:p text:style-name="P17"/>
      <text:p text:style-name="P18">start the service</text:p>
      <text:p text:style-name="P18">sudo salt '*' service.start apache2</text:p>
      <text:p text:style-name="P17"/>
      <text:p text:style-name="P17"/>
      <text:p text:style-name="P18">reffer link : <text:a xlink:type="simple" xlink:href="https://docs.saltstack.com/en/latest/ref/modules/all/salt.modules.service.html#virtual-service">https://docs.saltstack.com/en/latest/ref/modules/all/salt.modules.service.html#virtual-service</text:a></text:p>
      <text:p text:style-name="P18"/>
      <text:p text:style-name="P18"/>
      <text:p text:style-name="P20">######################################################################################</text:p>
      <text:p text:style-name="P18"/>
      <text:p text:style-name="P18"/>
      <text:p text:style-name="P19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2:53.713410681</meta:creation-date>
    <meta:editing-duration>PT22M15S</meta:editing-duration>
    <meta:editing-cycles>5</meta:editing-cycles>
    <meta:generator>LibreOffice/4.2.8.2$Linux_X86_64 LibreOffice_project/420m0$Build-2</meta:generator>
    <dc:date>2016-10-24T12:07:42.276818057</dc:date>
    <meta:document-statistic meta:table-count="0" meta:image-count="0" meta:object-count="0" meta:page-count="4" meta:paragraph-count="65" meta:word-count="216" meta:character-count="2304" meta:non-whitespace-character-count="1969"/>
  </office:meta>
</office:document-meta>
</file>